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3-04_21-09-5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3-05_01-38-46_000.jpg</text:p>
          </table:table-cell>
          <table:table-cell table:style-name="ce26" office:value-type="string">
            <text:p>:m 1*1 RES / JVEMV6 64#236_inui / 『脳科学からみる子どもの心の育ち』 著者=乾敏郎,校注=~ / p.159 / w=興奮性細胞；活動電位；静止膜電位,topic=~,publisher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3-05_02-35-43_000.jpg</text:p>
          </table:table-cell>
          <table:table-cell table:style-name="ce26" office:value-type="string">
            <text:p>:m :PHOTO 寝た時刻 / 2023 / オナニー、未了、duration=30m?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30m?時間ぐらい,other=~">
            <text:p>:m :PHOTO 寝た時刻 / 2023 / オナニー、未了、duration=30m?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3-05_09-26-05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3-05_09-33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3-05_12-05-10_000.jpg</text:p>
          </table:table-cell>
          <table:table-cell table:style-name="ce26" office:value-type="string">
            <text:p>:m 1*1 RES / JVEMV6 64#236_inui / 『脳科学からみる子どもの心の育ち』 著者=乾敏郎,校注=~ / p.189 / w=ニューロン：興奮性；側抑制；γアミノ酪酸；GABA；トランスアミナーゼ；転移酵素；ケト酸,topic=~,publisher=~,other=memo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1*1 RES / JVEMV6 64#236_inui / 『脳科学からみる子どもの心の育ち』 著者=乾敏郎,校注=~ / p.189 / w=ニューロン：興奮性；側抑制；γアミノ酪酸；GABA；トランスアミナーゼ；転移酵素；ケト酸,topic=~,publisher=~,other=memo+">
            <text:p>:m 1*1 RES / JVEMV6 64#236_inui / 『脳科学からみる子どもの心の育ち』 著者=乾敏郎,校注=~ / p.189 / w=ニューロン：興奮性；側抑制；γアミノ酪酸；GABA；トランスアミナーゼ；転移酵素；ケト酸,topic=~,publisher=~,other=memo+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3-05_12-05-35_000.jpg</text:p>
          </table:table-cell>
          <table:table-cell table:style-name="ce27" office:value-type="string">
            <text:p>:m #*# / memo:other(m:other) / topic=習;;;字;;;, about=,other=,id=~,content=補;色;捕;獲;余;勢;散;乱;場;所;微;積;射;撃;光;線;磁;波;細;胞;興;奮;抑;制;脊;髄;反;応;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#*# / memo:other(m:other) / topic=習;;;字;;;, about=,other=,id=~,content=補;色;捕;獲;余;勢;散;乱;場;所;微;積;射;撃;光;線;磁;波;細;胞;興;奮;抑;制;脊;髄;反;応;">
            <text:p>:m #*# / memo:other(m:other) / topic=習;;;字;;;, about=,other=,id=~,content=補;色;捕;獲;余;勢;散;乱;場;所;微;積;射;撃;光;線;磁;波;細;胞;興;奮;抑;制;脊;髄;反;応;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05_12-44-4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3-05_13-46-39_000.jpg</text:p>
          </table:table-cell>
          <table:table-cell table:style-name="ce26" office:value-type="string">
            <text:p>:m #*# RES / free# S87DP9 記事読み / id=VDE5(browser=yan) / media=ei / theme=EP;Israel;trips,content=~,w=Roberta-Metsola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free# S87DP9 記事読み / id=VDE5(browser=yan) / media=ei / theme=EP;Israel;trips,content=~,w=Roberta-Metsola / genre=~ / other=~">
            <text:p>:m #*# RES / free# S87DP9 記事読み / id=VDE5(browser=yan) / media=ei / theme=EP;Israel;trips,content=~,w=Roberta-Metsola / genre=~ /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3-05_14-44-06_000.jpg</text:p>
          </table:table-cell>
          <table:table-cell table:style-name="ce26" office:value-type="string">
            <text:p>:m 1*1 RES / JVEMV6 64#244_nakata_logic / 『イスラームのロジック』 著者=中田考,校注=~ / p.214 / w=知識：生得的；ウラマーゥ；シャリーア学；イブン・ハルドゥーン；イブン・ハンバル；,topic=イスラム神学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1 RES / JVEMV6 64#244_nakata_logic / 『イスラームのロジック』 著者=中田考,校注=~ / p.214 / w=知識：生得的；ウラマーゥ；シャリーア学；イブン・ハルドゥーン；イブン・ハンバル；,topic=イスラム神学,publisher=~,other=">
            <text:p>:m 1*1 RES / JVEMV6 64#244_nakata_logic / 『イスラームのロジック』 著者=中田考,校注=~ / p.214 / w=知識：生得的；ウラマーゥ；シャリーア学；イブン・ハルドゥーン；イブン・ハンバル；,topic=イスラム神学,publisher=~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string">
            <text:p>2023-03-05_15-23-35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82 / w=後藤新平；永田秀次郎；入江為守；甘粕正彦；大杉栄,topic=,publisher=~,other=新聞引用：報知新聞：遺体処理；map+:溜池山王、赤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JVEMV6 64#218_chosenjin_gyakusatsu / 『関東大震災　「朝鮮人虐殺の真実」』 著者=工藤美代子,校注=~,出版社=産経新聞出版 / p.182 / w=後藤新平；永田秀次郎；入江為守；甘粕正彦；大杉栄,topic=,publisher=~,other=新聞引用：報知新聞：遺体処理；map+:溜池山王、赤坂">
            <text:p>:m #*# RES / JVEMV6 64#218_chosenjin_gyakusatsu / 『関東大震災　「朝鮮人虐殺の真実」』 著者=工藤美代子,校注=~,出版社=産経新聞出版 / p.182 / w=後藤新平；永田秀次郎；入江為守；甘粕正彦；大杉栄,topic=,publisher=~,other=新聞引用：報知新聞：遺体処理；map+:溜池山王、赤坂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5">2023/03/05</text:date>, <text:time>17:18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5T17:18:24.70</dc:date>
    <dc:creator>iwabuchi ken</dc:creator>
    <meta:editing-duration>P54DT13H16M</meta:editing-duration>
    <meta:editing-cycles>17581</meta:editing-cycles>
    <meta:document-statistic meta:table-count="2" meta:cell-count="920" meta:object-count="0"/>
    <meta:user-defined meta:name="qrichtext">1</meta:user-defined>
  </office:meta>
</office:document-meta>
</file>